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 style:list-style-name="L1">
      <style:text-properties officeooo:rsid="001072c8" officeooo:paragraph-rsid="001072c8"/>
    </style:style>
    <style:style style:name="P3" style:family="paragraph" style:parent-style-name="Standard" style:list-style-name="L1">
      <style:text-properties officeooo:rsid="0010c627" officeooo:paragraph-rsid="0010c627"/>
    </style:style>
    <style:style style:name="P4" style:family="paragraph" style:parent-style-name="Standard" style:list-style-name="L1">
      <style:text-properties officeooo:rsid="0010d15f" officeooo:paragraph-rsid="0010d15f"/>
    </style:style>
    <style:style style:name="T1" style:family="text">
      <style:text-properties fo:background-color="#ef413d" loext:char-shading-value="0"/>
    </style:style>
    <style:style style:name="T2" style:family="text">
      <style:text-properties fo:background-color="#ef413d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ed1c2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tructure </text:p>
      <text:p text:style-name="P1"/>
      <text:list xml:id="list1363117885" text:style-name="L1">
        <text:list-item>
          <text:p text:style-name="P2">Introduction </text:p>
          <text:list>
            <text:list-item>
              <text:p text:style-name="P2">Context of the research </text:p>
            </text:list-item>
            <text:list-item>
              <text:p text:style-name="P2">Brief state of the art </text:p>
            </text:list-item>
            <text:list-item>
              <text:p text:style-name="P3">Summary + contribution </text:p>
              <text:p text:style-name="P3"/>
            </text:list-item>
          </text:list>
        </text:list-item>
        <text:list-item>
          <text:p text:style-name="P3">Preliminaries </text:p>
          <text:list>
            <text:list-item>
              <text:p text:style-name="P3">basic MPC </text:p>
            </text:list-item>
            <text:list-item>
              <text:p text:style-name="P3">Lagrangian relaxaction / OCD </text:p>
            </text:list-item>
            <text:list-item>
              <text:p text:style-name="P3">hyperplane separation methods </text:p>
            </text:list-item>
            <text:list-item>
              <text:p text:style-name="P3">LPV formulation </text:p>
              <text:p text:style-name="P3"/>
            </text:list-item>
          </text:list>
        </text:list-item>
        <text:list-item>
          <text:p text:style-name="P4">Proposed solution <text:span text:style-name="T4">[Change title name!]</text:span></text:p>
          <text:list>
            <text:list-item>
              <text:p text:style-name="P4">Problem statement </text:p>
            </text:list-item>
            <text:list-item>
              <text:p text:style-name="P4">Optimallity condition decomposition </text:p>
            </text:list-item>
            <text:list-item>
              <text:p text:style-name="P4">DMPC – OCD </text:p>
            </text:list-item>
            <text:list-item>
              <text:p text:style-name="P4">LPV – MPC </text:p>
              <text:p text:style-name="P4"/>
            </text:list-item>
          </text:list>
        </text:list-item>
        <text:list-item>
          <text:p text:style-name="P4">Case study </text:p>
          <text:list>
            <text:list-item>
              <text:p text:style-name="P4">system model </text:p>
            </text:list-item>
            <text:list-item>
              <text:p text:style-name="P4">2-agent simulations </text:p>
            </text:list-item>
            <text:list-item>
              <text:p text:style-name="P4">4-agent simulation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12:00:18.939777078</meta:creation-date>
    <dc:date>2023-07-10T12:26:30.564325000</dc:date>
    <meta:editing-duration>PT5M41S</meta:editing-duration>
    <meta:editing-cycles>1</meta:editing-cycles>
    <meta:document-statistic meta:table-count="0" meta:image-count="0" meta:object-count="0" meta:page-count="1" meta:paragraph-count="22" meta:word-count="70" meta:character-count="396" meta:non-whitespace-character-count="346"/>
    <meta:generator>LibreOffice/6.0.7.3$Linux_X86_64 LibreOffice_project/00m0$Build-3</meta:generator>
  </office:meta>
</office:document-meta>
</file>